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publikasjonsliste">
      <style:text-properties fo:font-style="normal" officeooo:paragraph-rsid="000d625d" style:font-style-asian="normal" style:font-style-complex="normal"/>
    </style:style>
    <style:style style:name="P5" style:family="paragraph" style:parent-style-name="publikasjonsliste">
      <style:text-properties fo:font-style="normal" officeooo:paragraph-rsid="001b950f" style:font-style-asian="normal" style:font-style-complex="normal"/>
    </style:style>
    <style:style style:name="P6" style:family="paragraph" style:parent-style-name="publikasjonsliste">
      <style:text-properties fo:font-style="normal" officeooo:paragraph-rsid="002a6d43" style:font-style-asian="normal" style:font-style-complex="normal"/>
    </style:style>
    <style:style style:name="P7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2937bc" style:font-size-complex="11pt"/>
    </style:style>
    <style:style style:name="T11" style:family="text">
      <style:text-properties fo:language="nb" fo:country="NO" officeooo:rsid="0013cb29"/>
    </style:style>
    <style:style style:name="T12" style:family="text">
      <style:text-properties fo:language="nb" fo:country="NO" officeooo:rsid="00155ac1"/>
    </style:style>
    <style:style style:name="T13" style:family="text">
      <style:text-properties fo:language="nb" fo:country="NO" officeooo:rsid="0019f6c8"/>
    </style:style>
    <style:style style:name="T14" style:family="text">
      <style:text-properties fo:language="nb" fo:country="NO" officeooo:rsid="001b950f"/>
    </style:style>
    <style:style style:name="T15" style:family="text">
      <style:text-properties fo:language="nb" fo:country="NO" officeooo:rsid="0023f15a"/>
    </style:style>
    <style:style style:name="T16" style:family="text">
      <style:text-properties fo:language="nb" fo:country="NO" officeooo:rsid="0024bb3d"/>
    </style:style>
    <style:style style:name="T17" style:family="text">
      <style:text-properties fo:language="nb" fo:country="NO" officeooo:rsid="0026632a"/>
    </style:style>
    <style:style style:name="T18" style:family="text">
      <style:text-properties style:font-name-complex="Calibri"/>
    </style:style>
    <style:style style:name="T19" style:family="text">
      <style:text-properties style:font-name-complex="Calibri" style:font-size-complex="11pt"/>
    </style:style>
    <style:style style:name="T20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size-complex="11pt"/>
    </style:style>
    <style:style style:name="T24" style:family="text">
      <style:text-properties fo:language="en" fo:country="US" officeooo:rsid="000d625d" style:font-size-complex="11pt"/>
    </style:style>
    <style:style style:name="T25" style:family="text">
      <style:text-properties fo:language="en" fo:country="US" style:font-name-complex="Calibri"/>
    </style:style>
    <style:style style:name="T26" style:family="text">
      <style:text-properties fo:language="en" fo:country="US" style:font-name-complex="Calibri" style:font-size-complex="11pt"/>
    </style:style>
    <style:style style:name="T2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f5663"/>
    </style:style>
    <style:style style:name="T30" style:family="text">
      <style:text-properties fo:language="en" fo:country="US" officeooo:rsid="0022e133"/>
    </style:style>
    <style:style style:name="T31" style:family="text">
      <style:text-properties fo:color="#000000"/>
    </style:style>
    <style:style style:name="T32" style:family="text">
      <style:text-properties fo:color="#000000" fo:language="da" fo:country="DK" style:font-name-complex="Calibri"/>
    </style:style>
    <style:style style:name="T33" style:family="text">
      <style:text-properties fo:color="#000000" fo:language="da" fo:country="DK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 style:font-size-complex="11pt"/>
    </style:style>
    <style:style style:name="T35" style:family="text">
      <style:text-properties fo:color="#000000" fo:language="da" fo:country="DK" officeooo:rsid="0027465e" style:font-name-complex="Calibri"/>
    </style:style>
    <style:style style:name="T36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7" style:family="text">
      <style:text-properties fo:color="#000000" fo:language="da" fo:country="DK" fo:font-style="italic" style:font-style-asian="italic" style:font-name-complex="Calibri" style:font-style-complex="italic"/>
    </style:style>
    <style:style style:name="T38" style:family="text">
      <style:text-properties fo:color="#000000" fo:language="da" fo:country="DK" fo:font-style="italic" style:font-style-asian="italic" style:font-size-complex="11pt" style:font-style-complex="italic"/>
    </style:style>
    <style:style style:name="T39" style:family="text">
      <style:text-properties fo:color="#000000" fo:language="da" fo:country="DK" style:font-size-complex="11pt"/>
    </style:style>
    <style:style style:name="T40" style:family="text">
      <style:text-properties fo:color="#000000" fo:language="da" fo:country="DK" officeooo:rsid="000f5663" style:font-size-complex="11pt"/>
    </style:style>
    <style:style style:name="T41" style:family="text">
      <style:text-properties fo:color="#000000" fo:language="da" fo:country="DK" officeooo:rsid="0020f07f" style:font-size-complex="11pt"/>
    </style:style>
    <style:style style:name="T42" style:family="text">
      <style:text-properties fo:color="#000000" fo:language="nb" fo:country="NO" style:font-size-complex="11pt"/>
    </style:style>
    <style:style style:name="T43" style:family="text">
      <style:text-properties fo:color="#000000" fo:language="nb" fo:country="NO" style:font-size-complex="11pt" style:font-weight-complex="bold"/>
    </style:style>
    <style:style style:name="T44" style:family="text">
      <style:text-properties fo:color="#000000" fo:language="nb" fo:country="NO" fo:font-weight="bold" style:font-weight-asian="bold" style:font-size-complex="11pt" style:font-weight-complex="bold"/>
    </style:style>
    <style:style style:name="T45" style:family="text">
      <style:text-properties fo:color="#000000" fo:language="nb" fo:country="NO" fo:font-style="italic" style:font-style-asian="italic" style:font-size-complex="11pt" style:font-style-complex="italic"/>
    </style:style>
    <style:style style:name="T46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7" style:family="text">
      <style:text-properties fo:color="#000000" style:font-name="Trebuchet MS" fo:font-style="normal" style:font-style-asian="normal" style:font-size-complex="11pt" style:font-style-complex="normal"/>
    </style:style>
    <style:style style:name="T48" style:family="text">
      <style:text-properties fo:color="#000000" fo:font-style="italic" style:font-style-asian="italic" style:font-size-complex="11pt" style:font-style-complex="italic"/>
    </style:style>
    <style:style style:name="T49" style:family="text">
      <style:text-properties fo:color="#000000" fo:font-style="italic" style:font-style-asian="italic" style:font-size-complex="11pt" style:font-style-complex="italic" style:font-weight-complex="bold"/>
    </style:style>
    <style:style style:name="T50" style:family="text">
      <style:text-properties fo:color="#000000" fo:font-style="italic" style:font-style-asian="italic" style:font-style-complex="italic"/>
    </style:style>
    <style:style style:name="T51" style:family="text">
      <style:text-properties fo:color="#000000" fo:font-style="italic" officeooo:rsid="000620fb" style:font-style-asian="italic" style:font-style-complex="italic"/>
    </style:style>
    <style:style style:name="T52" style:family="text">
      <style:text-properties fo:color="#000000" style:font-size-complex="11pt"/>
    </style:style>
    <style:style style:name="T53" style:family="text">
      <style:text-properties fo:color="#000000" style:font-size-complex="11pt" style:font-weight-complex="bold"/>
    </style:style>
    <style:style style:name="T54" style:family="text">
      <style:text-properties fo:color="#000000" officeooo:rsid="0013cb29" style:font-size-complex="11pt"/>
    </style:style>
    <style:style style:name="T55" style:family="text">
      <style:text-properties fo:color="#000000" officeooo:rsid="0017234a" style:font-size-complex="11pt"/>
    </style:style>
    <style:style style:name="T56" style:family="text">
      <style:text-properties fo:color="#000000" fo:font-weight="bold" style:font-weight-asian="bold" style:font-size-complex="11pt" style:font-weight-complex="bold"/>
    </style:style>
    <style:style style:name="T57" style:family="text">
      <style:text-properties fo:color="#000000" officeooo:rsid="000f5663"/>
    </style:style>
    <style:style style:name="T58" style:family="text">
      <style:text-properties fo:language="da" fo:country="DK"/>
    </style:style>
    <style:style style:name="T59" style:family="text">
      <style:text-properties fo:language="da" fo:country="DK" style:font-name-complex="Calibri"/>
    </style:style>
    <style:style style:name="T60" style:family="text">
      <style:text-properties fo:language="da" fo:country="DK" style:font-name-complex="Calibri" style:font-size-complex="11pt"/>
    </style:style>
    <style:style style:name="T61" style:family="text">
      <style:text-properties fo:language="da" fo:country="DK" style:font-size-complex="11pt"/>
    </style:style>
    <style:style style:name="T62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3" style:family="text">
      <style:text-properties style:font-name="Trebuchet MS" fo:language="en" fo:country="US" fo:font-style="normal" style:font-style-asian="normal" style:font-style-complex="normal"/>
    </style:style>
    <style:style style:name="T64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6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7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8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69" style:family="text">
      <style:text-properties style:font-name="Trebuchet MS" fo:language="nb" fo:country="NO" fo:font-style="normal" style:font-style-asian="normal" style:font-style-complex="normal"/>
    </style:style>
    <style:style style:name="T70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1" style:family="text">
      <style:text-properties style:font-name="Trebuchet MS" fo:font-style="normal" style:font-style-asian="normal" style:font-style-complex="normal"/>
    </style:style>
    <style:style style:name="T72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3" style:family="text">
      <style:text-properties style:font-name="Trebuchet MS" fo:font-style="normal" style:font-style-asian="normal" style:font-size-complex="11pt" style:font-style-complex="normal"/>
    </style:style>
    <style:style style:name="T74" style:family="text">
      <style:text-properties style:font-size-complex="11pt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12a8b9"/>
    </style:style>
    <style:style style:name="T77" style:family="text">
      <style:text-properties officeooo:rsid="0012f60b"/>
    </style:style>
    <style:style style:name="T78" style:family="text">
      <style:text-properties officeooo:rsid="0013a30f"/>
    </style:style>
    <style:style style:name="T79" style:family="text">
      <style:text-properties officeooo:rsid="0013cb29"/>
    </style:style>
    <style:style style:name="T80" style:family="text">
      <style:text-properties officeooo:rsid="00155ac1"/>
    </style:style>
    <style:style style:name="T81" style:family="text">
      <style:text-properties officeooo:rsid="001c69ae"/>
    </style:style>
    <style:style style:name="T82" style:family="text">
      <style:text-properties officeooo:rsid="001f7c27"/>
    </style:style>
    <style:style style:name="T83" style:family="text">
      <style:text-properties officeooo:rsid="00284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3">AFI-FoU</text:span>-resultater</text:p>
      <text:p text:style-name="P2"><text:span text:style-name="T6">Schafft, Angelika (2015): </text:span><text:span text:style-name="T2">En ny rolle for NAV i fengsel. Tilleggsrapport.</text:span><text:span text:style-name="T6"> Oslo: Arbeidsforskningsinstituttet, FoU-resultat 2015. http</text:span><text:span text:style-name="T19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Pettersen, Karen-Sofie &amp; Øystein Spjelkavik (2015): </text:span><text:span text:style-name="T2">E</text:span><text:span text:style-name="T20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Ellingsen, Dag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6"><text:span text:style-name="T6">Bergene, Anne Cecili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9">://www.hioa.no/Om-HiOA/Senter-for-velferds-og-arbeidslivsforskning/AFI/Publikasjoner-AFI/Norsk-arbeidsliv-2015</text:span></text:p>
      <text:p text:style-name="P2"><text:span text:style-name="T6">Mamelund, Svenn-Erik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Ellingsen, Dag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9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10">Fossen, </text:span><text:span text:style-name="T8">Øystei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4"><text:span text:style-name="T23">Widding, Steinar, </text:span><text:span text:style-name="T24">Asbjørn Grimsmo, Kirsti Jacobsen &amp; Annik Apall Austad</text:span><text:span text:style-name="T23"> (2012): Conflict Prevention and Management. A Survival Kit for Small Workplaces. European Commission under the Life Long Learning program Leonardo da Vinci – Transfer og Innovation, </text:span><text:span text:style-name="T26">Andre FoU-resultat 2012. http</text:span><text:span text:style-name="T23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6">Brøgger, Benedicte (2012): </text:span><text:span text:style-name="T27">Evaluation report on the NECA-NHO collaboration program 2003-2011.</text:span><text:span text:style-name="T26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9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7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3">Bergene, Ann Cecilie, Arild H</text:span><text:span text:style-name="T34">enrik</text:span><text:span text:style-name="T33"> Steen &amp; Migle Gamperiene (2011): </text:span><text:span text:style-name="T36">Norsk arbeidsliv 2011. Stabilt, men skyer i horisonten.</text:span><text:span text:style-name="T33"> Oslo: Arbeidsforskningsinstuttet, </text:span><text:span text:style-name="T6">Andre FoU-resultat 2011. http</text:span><text:span text:style-name="T58">://www.hioa.no/Om-HiOA/Senter-for-velferds-og-arbeidslivsforskning/AFI/Publikasjoner-AFI/Norsk-arbeidsliv-2011</text:span></text:p>
      <text:p text:style-name="P2"><text:span text:style-name="T33">Enehaug, Heidi &amp; Steinar Widding (2011): </text:span><text:span text:style-name="T36">Språkopplæring i bedrift. En veivis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Spraakopplaering-i-bedrift</text:span></text:p>
      <text:p text:style-name="P2"><text:span text:style-name="T32">Floer, Kristin E</text:span><text:span text:style-name="T35">lisabeth</text:span><text:span text:style-name="T32"> &amp; Jørgen Emaus Steen (2011): </text:span><text:span text:style-name="T37">Kolslinjen – 800 89 333 - evaluering 2011.</text:span><text:span text:style-name="T32"> Oslo: Arbeidsforskningsinstuttet, </text:span><text:span text:style-name="T18">Andre FoU-resultat 2011. http</text:span><text:span text:style-name="T59">://www.hioa.no/Om-HiOA/Senter-for-velferds-og-arbeidslivsforskning/AFI/Publikasjoner-AFI/Kolslinjen-800-89-333</text:span></text:p>
      <text:p text:style-name="P2"><text:soft-page-break/><text:span text:style-name="T33">Hilsen, Anne Inga &amp; Asbjørn Grimsmo (2011): </text:span><text:span text:style-name="T36">Underveisrapport fra prosjektet Gravide i handelsnæringen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Underveisrapport-fra-prosjektet-Gravide-i-handelsnaeringen</text:span></text:p>
      <text:p text:style-name="P2"><text:span text:style-name="T33">Svare, Helge &amp; Lars Klemsdag (2011): </text:span><text:span text:style-name="T36">Mestring i arbeidet. Håndbok for mestringsgrupp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9">Oslo: Arbeidsforskningsinstituttet, </text:span><text:span text:style-name="T6">FoU-resultat 2010. http</text:span><text:span text:style-name="T61">://www.hioa.no/Om-HiOA/Senter-for-velferds-og-arbeidslivsforskning/AFI/Publikasjoner-AFI/Samarbeid-om-mangfold</text:span></text:p>
      <text:p text:style-name="P2"><text:span text:style-name="T1">Halrynjo, Sigtona &amp; Arild H</text:span><text:span text:style-name="T17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2">Oslo: Arbeidsforskningsinstituttet og Sosial- og helsedirektoratet (distributør), </text:span><text:span text:style-name="T6">FoU-resultat 2009. http</text:span><text:span text:style-name="T61">://www.hioa.no/Om-HiOA/Senter-for-velferds-og-arbeidslivsforskning/AFI/Publikasjoner-AFI/Hjerte-hode-hender-2.-utgave</text:span></text:p>
      <text:p text:style-name="P2"><text:soft-page-break/><text:span text:style-name="T39">Amble, Nina &amp; Øyvind Pålshaugen (2009): </text:span><text:span text:style-name="T38">Sluttrapport lederutviklingsprogrammet Kunstens kvinner.</text:span><text:span text:style-name="T39"> Oslo: Arbeidsforskningsinstituttet, </text:span><text:span text:style-name="T6">FoU-resultat 2009. http</text:span><text:span text:style-name="T61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6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9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5">agnvald</text:span><text:span text:style-name="T1">, O</text:span><text:span text:style-name="T15">lgunn</text:span><text:span text:style-name="T1"> Ranserokken, S</text:span><text:span text:style-name="T15">veinung</text:span><text:span text:style-name="T1"> Skule, M</text:span><text:span text:style-name="T15">arit</text:span><text:span text:style-name="T1"> Stenberg, A</text:span><text:span text:style-name="T15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3">Forsberg, Ellen-Marie (2008): </text:span><text:span text:style-name="stilarial105pt"><text:span text:style-name="T67">Principles of animal ethics in Scandinavian animal welfare legislation and governance.</text:span></text:span><text:span text:style-name="T63"> </text:span><text:span text:style-name="T69">Oslo: Arbeidsforskningsinstituttet, Andre </text:span><text:span text:style-name="T70">FoU-resultat 2008. http</text:span><text:span text:style-name="T68">://www.hioa.no/Om-HiOA/Senter-for-velferds-og-arbeidslivsforskning/AFI/Publikasjoner-AFI/Principles-of-animal-ethics-in-Scandinavian-animal-welfare-legislation-and-governance</text:span></text:p>
      <text:p text:style-name="P2"><text:span text:style-name="T22">Hilsen, A</text:span><text:span text:style-name="T30">nne Inga</text:span><text:span text:style-name="T22"> &amp; </text:span><text:span text:style-name="T29">N</text:span><text:span text:style-name="T30">ina</text:span><text:span text:style-name="T29"> </text:span><text:span text:style-name="T22">Amble (2008): </text:span><text:span text:style-name="T28">Review of the Co-operation between NHO and APINDO 2003-2007.</text:span><text:span text:style-name="T22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9">Klemsdal, Lars &amp; </text:span><text:span text:style-name="T40">Helge </text:span><text:span text:style-name="T39">Svare (2008): </text:span><text:span text:style-name="T38">Batterieffekten. Metoder i selvhjelp for organisasjoner.</text:span><text:span text:style-name="T39"> Oslo: Kirkens Bymisjon, </text:span><text:span text:style-name="T1">Andre </text:span><text:span text:style-name="T6">FoU-resultat 2008. http</text:span><text:span text:style-name="T61">://www.hioa.no/Om-HiOA/Senter-for-velferds-og-arbeidslivsforskning/AFI/Publikasjoner-AFI/Batterieffekten</text:span></text:p>
      <text:p text:style-name="P2"><text:soft-page-break/><text:span text:style-name="T39">Steen, Arild H</text:span><text:span text:style-name="T41">enrik</text:span><text:span text:style-name="T39"> (2008): </text:span><text:span text:style-name="T38">Menneskerettigheter, fagforeningsrettigheter og demokrati. Baseline.</text:span><text:span text:style-name="T39"> </text:span><text:span text:style-name="T42">Oslo: Arbeidsforskningsinstituttet, </text:span><text:span text:style-name="T1">Andre </text:span><text:span text:style-name="T6">FoU-resultat 2008. http</text:span><text:span text:style-name="T61">://www.hioa.no/Om-HiOA/Senter-for-velferds-og-arbeidslivsforskning/AFI/Publikasjoner-AFI/Menneskerettigheter-fagforeningsrettigheter-og-demokrati</text:span></text:p>
      <text:p text:style-name="P2"><text:span text:style-name="T43">Steinum, Trude (2008):</text:span><text:span text:style-name="T44"> </text:span><text:span text:style-name="T46">”Hva kan vi lære av gode eksempler på seniorpolitikk?”</text:span><text:span text:style-name="T43"> </text:span><text:span text:style-name="T42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6">Hjerte, hode, hender</text:span><text:span text:style-name="T45">: et refleksjonsverktøy for mestring i pleie- og omsorgstjenesten.</text:span><text:span text:style-name="T42"> Oslo: Arbeidsforskningsinstituttet og Sosial- og helsedirektoratet (distributør), F</text:span><text:span text:style-name="T6">oU-resultat 2007. http</text:span><text:span text:style-name="T58">://www.hioa.no/Om-HiOA/Senter-for-velferds-og-arbeidslivsforskning/AFI/Publikasjoner-AFI/Hjerte-hode-hender</text:span></text:p>
      <text:p text:style-name="P2"><text:span text:style-name="T42">Forsberg, Ellen-Marie, Christin Thea Wathne, Bjørg Aase Sørensen &amp; Migle Gamperiene (2007): </text:span><text:span text:style-name="T46">Evaluering av tilsynsmetodikken i Arbeidstilsynets God Vakt!-kampanje.</text:span><text:span text:style-name="T43"> </text:span><text:span text:style-name="T42">Oslo: Arbeidsforskningsinstituttet, </text:span><text:span text:style-name="T1">Andre </text:span><text:span text:style-name="T6">FoU-artikler 2007. http</text:span><text:span text:style-name="T61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4">Salomon, R</text:span></text:span><text:span text:style-name="Strong"><text:span text:style-name="T66">obert</text:span></text:span><text:span text:style-name="Strong"><text:span text:style-name="T64">, </text:span></text:span><text:span text:style-name="Strong"><text:span text:style-name="T65">Anne Inga Hilsen</text:span></text:span><text:bookmark-start text:name="_Toc187205683"/><text:span text:style-name="Strong"><text:span text:style-name="T64"> &amp; </text:span></text:span><text:bookmark-end text:name="_Toc187205683"/><text:span text:style-name="Strong"><text:span text:style-name="T64">Whist, E</text:span></text:span><text:span text:style-name="Strong"><text:span text:style-name="T66">rik</text:span></text:span><text:span text:style-name="Strong"><text:span text:style-name="T64"> (2007): </text:span></text:span><text:span text:style-name="Strong"><text:span text:style-name="T62">Evaluering av ILO programmet: “Capacity Building for Employers´Organizations on Productivity and Competitiveness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4">Salomon, R., </text:span></text:span><text:span text:style-name="Strong"><text:span text:style-name="T65">H. </text:span></text:span><text:span text:style-name="Strong"><text:span text:style-name="T64">Løvdal &amp; </text:span></text:span><text:span text:style-name="Strong"><text:span text:style-name="T65">E. M. </text:span></text:span><text:span text:style-name="Strong"><text:span text:style-name="T64">Osmundsen (2007): </text:span></text:span><text:span text:style-name="Strong"><text:span text:style-name="T62">“Workers’ Education Programme on Social Dialogue - Social Dialoge and Youth Employment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Workers-Education-Programme-on-Social-Dialogue-Social-Dialoge-and-Youth-Employment</text:span></text:p>
      <text:p text:style-name="P2"><text:span text:style-name="T31">Steen, Jørgen Emaus &amp; </text:span><text:span text:style-name="T57">Arild H. </text:span><text:span text:style-name="T31">Steen (2007): </text:span><text:span text:style-name="T51">E</text:span><text:span text:style-name="T50">valuering av Kolslinjen.</text:span><text:span text:style-name="T31"> </text:span><text:span text:style-name="T52">Oslo: Arbeidsforskningsinstituttet, </text:span>Andre <text:span text:style-name="T19">FoU-artikler 2007. http</text:span><text:span text:style-name="T74">://www.hioa.no/Om-HiOA/Senter-for-velferds-og-arbeidslivsforskning/AFI/Publikasjoner-AFI/Evaluering-av-Kolslinjen</text:span></text:p>
      <text:p text:style-name="P2"><text:soft-page-break/>Aas, I. H. Monrad (2007): <text:span text:style-name="T75">The organizational challenge for health care: from telemedicine and e-health.</text:span> Oslo: Work Research Institute, <text:span text:style-name="T22">Andre </text:span><text:span text:style-name="T26">FoU-artikler 2007. http</text:span>://www.hioa.no/Om-HiOA/Senter-for-velferds-og-arbeidslivsforskning/AFI/Publikasjoner-AFI/The-organizational-challenge-for-health-care</text:p>
      <text:p text:style-name="P2">Hilsen, A<text:span text:style-name="T82">nne</text:span> I<text:span text:style-name="T82">nga</text:span> &amp; <text:span text:style-name="T76">Britt Elin </text:span>Strand (red.) (2006): <text:span text:style-name="T75">Fortellinger om å få det til: rapport fra Livsfaseprosjektet i privat sektor, et prosjekt under Nasjonalt krafttak for seniorpolitikk i arbeidslivet.</text:span> Oslo: Arbeidsforskningsinstituttet, Andre <text:span text:style-name="T18">FoU-resultater 2006. http</text:span><text:span text:style-name="T21">://www.hioa.no/Om-HiOA/Senter-for-velferds-og-arbeidslivsforskning/AFI/Publikasjoner-AFI/Fortellinger-om-aa-faa-det-til</text:span></text:p>
      <text:p text:style-name="P2">Schafft, Angelika &amp; <text:span text:style-name="T77">Kjetil </text:span>Frøyland (2006): <text:span text:style-name="T75">Veien til yrkeslivet for personer under legemiddelassistert rehabilitering: evaluering av MARY-prosjektet.</text:span> Oslo: Arbeidsforskningsinstituttet, Andre <text:span text:style-name="T18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8">Ø. </text:span>Spjelkavik (2006): <text:span text:style-name="T75">Arbeid og psykisk helse: underveisevaluering av Vilje Viser Vei, Storbysatsingen.</text:span> Oslo: Arbeidsforskningsinstituttet, Andre <text:span text:style-name="T18">FoU-resultater 2006. http</text:span>://www.hioa.no/Om-HiOA/Senter-for-velferds-og-arbeidslivsforskning/AFI/Publikasjoner-AFI/Arbeid-og-psykisk-helse</text:p>
      <text:p text:style-name="P2">Uhrig, B<text:span text:style-name="T81">ettina</text:span>, <text:span text:style-name="T79">Michael J. </text:span>Evans, <text:span text:style-name="T79">Kees </text:span>Meijer (eds.) (2005): <text:span text:style-name="T75">Achievements, results and proposals from the transnational partnership Strategies for inclusion - co-ordinated approaches for quality employment: handbook 3.</text:span> <text:span text:style-name="T22">Oslo: Work Research Institute, 2005. </text:span><text:span text:style-name="T26">FoU-</text:span><text:span text:style-name="T18">resultater</text:span><text:span text:style-name="T26"> 2005. http</text:span><text:span text:style-name="T23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5"><text:span text:style-name="T1">Hilsen, A</text:span><text:span text:style-name="T13">nne</text:span><text:span text:style-name="T1"> I</text:span><text:span text:style-name="T13">nga</text:span><text:span text:style-name="T1"> &amp; </text:span><text:span text:style-name="T11">H</text:span><text:span text:style-name="T14">elle</text:span><text:span text:style-name="T11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3">nne</text:span><text:span text:style-name="T1"> I</text:span><text:span text:style-name="T13">nga</text:span><text:span text:style-name="T1">, </text:span><text:span text:style-name="T13">Kathrine Holstad &amp; </text:span><text:span text:style-name="T11">K</text:span><text:span text:style-name="T13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2">Uhrig, B</text:span><text:span text:style-name="T55">ettina</text:span><text:span text:style-name="T52"> </text:span><text:span text:style-name="T54">&amp;</text:span><text:span text:style-name="T52"> </text:span><text:span text:style-name="T54">M</text:span><text:span text:style-name="T55">ichael</text:span><text:span text:style-name="T54"> J. </text:span><text:span text:style-name="T52">Evans</text:span><text:span text:style-name="T56"> </text:span><text:span text:style-name="T53">(eds.) (2003): Strategies for Inclusion - co-ordinated approaches for quality employment </text:span><text:span text:style-name="T52">-Phase I. Handbook of good practice. </text:span><text:span text:style-name="T42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80">ngelika</text:span> (2002): <text:span text:style-name="T49">New start for ex-offenders in the open labour market: e</text:span><text:span text:style-name="T48">xperiences from a Norwegian pilot project.</text:span><text:span text:style-name="T52"> Oslo: Work Research Institute. </text:span><text:span text:style-name="T26">FoU-</text:span><text:span text:style-name="T25">resultater</text:span><text:span text:style-name="T26"> 2002. http</text:span><text:span text:style-name="T74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2">anne</text:span><text:span text:style-name="T1">, </text:span><text:span text:style-name="T11">G</text:span><text:span text:style-name="T12">rethe</text:span><text:span text:style-name="T11"> M</text:span><text:span text:style-name="T12">oen</text:span><text:span text:style-name="T11"> </text:span><text:span text:style-name="T1">Johansen, </text:span><text:span text:style-name="T12">Hans Christian</text:span><text:span text:style-name="T11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pt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36pt" fo:margin-right="0pt" fo:margin-top="0pt" fo:margin-bottom="11.99pt" loext:contextual-spacing="false" fo:line-height="125%" fo:keep-together="always" fo:text-indent="-36pt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5-13T16:10:39.401713952</dc:date>
    <meta:editing-duration>PT2H55M47S</meta:editing-duration>
    <meta:editing-cycles>35</meta:editing-cycles>
    <meta:generator>LibreOffice/5.0.4.2$Linux_X86_64 LibreOffice_project/2b9802c1994aa0b7dc6079e128979269cf95bc78</meta:generator>
    <dc:creator>Hanson Schmanson</dc:creator>
    <meta:document-statistic meta:table-count="0" meta:image-count="0" meta:object-count="0" meta:page-count="9" meta:paragraph-count="61" meta:word-count="1392" meta:character-count="19901" meta:non-whitespace-character-count="18562"/>
  </office:meta>
</office:document-meta>
</file>